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" style:family="paragraph" style:parent-style-name="Sub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0" style:family="paragraph" style:parent-style-name="Title">
      <style:text-properties officeooo:rsid="000274d1" officeooo:paragraph-rsid="000274d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martphone to Fox communication protocol description</text:p>
      <text:p text:style-name="P2">by White Fossa aka Artyom Vetrov.</text:p>
      <text:p text:style-name="P2">License: AGPLv3+</text:p>
      <text:h text:style-name="P1" text:outline-level="1">Common packet format</text:h>
      <text:p text:style-name="P6">Exchange between smartphone and fox is made via Bluetooth-RFCOMM (i.e. via virtual UART).</text:p>
      <text:p text:style-name="P8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1404673753092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140467375309232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140467375309232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8"/>
      <text:p text:style-name="P9">Packets with wrong full length (i.e. not from [6-64] range) is discarded immediately.</text:p>
      <text:p text:style-name="P9">CRC32 is re-calculated on the receiving side after packet reception, packets with incorrect CRC is discarded too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0.5.2$Linux_X86_64 LibreOffice_project/00$Build-2</meta:generator>
    <dc:date>2021-05-08T09:04:22.805918772</dc:date>
    <meta:editing-duration>PT13M23S</meta:editing-duration>
    <meta:editing-cycles>3</meta:editing-cycles>
    <meta:document-statistic meta:table-count="1" meta:image-count="0" meta:object-count="0" meta:page-count="1" meta:paragraph-count="19" meta:word-count="119" meta:character-count="763" meta:non-whitespace-character-count="663"/>
  </office:meta>
</office:document-meta>
</file>